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53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0.652in"/>
    </style:style>
    <style:style style:name="co5" style:family="table-column">
      <style:table-column-properties fo:break-before="auto" style:column-width="1.602in"/>
    </style:style>
    <style:style style:name="co6" style:family="table-column">
      <style:table-column-properties fo:break-before="auto" style:column-width="1.122in"/>
    </style:style>
    <style:style style:name="co7" style:family="table-column">
      <style:table-column-properties fo:break-before="auto" style:column-width="0.8591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9717in"/>
    </style:style>
    <style:style style:name="co10" style:family="table-column">
      <style:table-column-properties fo:break-before="auto" style:column-width="0.924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6335in"/>
    </style:style>
    <style:style style:name="co13" style:family="table-column">
      <style:table-column-properties fo:break-before="auto" style:column-width="1.5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afd095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urr_activity_calc</text:p>
          </table:table-cell>
          <table:table-cell table:style-name="ce1" office:value-type="string" calcext:value-type="string">
            <text:p>prev_activity_calc</text:p>
          </table:table-cell>
          <table:table-cell table:style-name="ce2" office:value-type="string" calcext:value-type="string">
            <text:p>Leave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Winback</text:p>
          </table:table-cell>
          <table:table-cell table:style-name="ce3" office:value-type="string" calcext:value-type="string">
            <text:p>New Cancel/Suspended</text:p>
          </table:table-cell>
          <table:table-cell table:style-name="ce3" office:value-type="string" calcext:value-type="string">
            <text:p>Trial Conversion</text:p>
          </table:table-cell>
          <table:table-cell table:style-name="ce3" office:value-type="string" calcext:value-type="string">
            <text:p>New Signup</text:p>
          </table:table-cell>
          <table:table-cell table:style-name="ce3" office:value-type="string" calcext:value-type="string">
            <text:p>New Leave</text:p>
          </table:table-cell>
          <table:table-cell table:style-name="ce3" office:value-type="string" calcext:value-type="string">
            <text:p>New Winback</text:p>
          </table:table-cell>
          <table:table-cell table:style-name="ce3" office:value-type="string" calcext:value-type="string">
            <text:p>Re-activation</text:p>
          </table:table-cell>
        </table:table-row>
        <table:table-row table:style-name="ro1">
          <table:table-cell office:value-type="string" calcext:value-type="string">
            <text:p>[('cancelled'</text:p>
          </table:table-cell>
          <table:table-cell office:value-type="string" calcext:value-type="string">
            <text:p><text:s/>'cancelled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cancelled'</text:p>
          </table:table-cell>
          <table:table-cell office:value-type="string" calcext:value-type="string">
            <text:p><text:s/>'initial enrollment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cancelled'</text:p>
          </table:table-cell>
          <table:table-cell office:value-type="string" calcext:value-type="string">
            <text:p><text:s/>'technical activation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cancelled'</text:p>
          </table:table-cell>
          <table:table-cell office:value-type="string" calcext:value-type="string">
            <text:p><text:s/>'winback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celled’</text:p>
          </table:table-cell>
          <table:table-cell office:value-type="string" calcext:value-type="string">
            <text:p>None’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care giving leave'</text:p>
          </table:table-cell>
          <table:table-cell office:value-type="string" calcext:value-type="string">
            <text:p><text:s/>'care giving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('deactivate'</text:p>
          </table:table-cell>
          <table:table-cell office:value-type="string" calcext:value-type="string">
            <text:p><text:s/>'deactivate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deactivated'</text:p>
          </table:table-cell>
          <table:table-cell office:value-type="string" calcext:value-type="string">
            <text:p><text:s/>'deactivated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deactivated'</text:p>
          </table:table-cell>
          <table:table-cell office:value-type="string" calcext:value-type="string">
            <text:p><text:s/>'initial enrollment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gener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initial enrollment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technical activation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technical reactivation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winback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initial enrollment'</text:p>
          </table:table-cell>
          <table:table-cell office:value-type="string" calcext:value-type="string">
            <text:p><text:s/>Non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initial enrollment'</text:p>
          </table:table-cell>
          <table:table-cell office:value-type="string" calcext:value-type="string">
            <text:p><text:s/>'initial enrollment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('medical leave'</text:p>
          </table:table-cell>
          <table:table-cell office:value-type="string" calcext:value-type="string">
            <text:p><text:s/>'medic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('medical leave'</text:p>
          </table:table-cell>
          <table:table-cell office:value-type="string" calcext:value-type="string">
            <text:p><text:s/>'winback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parental leave'</text:p>
          </table:table-cell>
          <table:table-cell office:value-type="string" calcext:value-type="string">
            <text:p><text:s/>'parent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('parental leave'</text:p>
          </table:table-cell>
          <table:table-cell office:value-type="string" calcext:value-type="string">
            <text:p><text:s/>'technical activation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suspended'</text:p>
          </table:table-cell>
          <table:table-cell office:value-type="string" calcext:value-type="string">
            <text:p><text:s/>'suspended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suspended'</text:p>
          </table:table-cell>
          <table:table-cell office:value-type="string" calcext:value-type="string">
            <text:p><text:s/>'winback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technical activation'</text:p>
          </table:table-cell>
          <table:table-cell office:value-type="string" calcext:value-type="string">
            <text:p><text:s/>'parent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technical activation'</text:p>
          </table:table-cell>
          <table:table-cell office:value-type="string" calcext:value-type="string">
            <text:p><text:s/>'technical activation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('technical activation'</text:p>
          </table:table-cell>
          <table:table-cell office:value-type="string" calcext:value-type="string">
            <text:p><text:s/>'winback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('technical reactivation'</text:p>
          </table:table-cell>
          <table:table-cell office:value-type="string" calcext:value-type="string">
            <text:p><text:s/>'technical reactivation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('technical reactivation'</text:p>
          </table:table-cell>
          <table:table-cell office:value-type="string" calcext:value-type="string">
            <text:p><text:s/>'winback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None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cancelled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deactivated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gener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medic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suspended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winback')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'deactivated'</text:p>
          </table:table-cell>
          <table:table-cell office:value-type="string" calcext:value-type="string">
            <text:p><text:s/>'technical activation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deactivated'</text:p>
          </table:table-cell>
          <table:table-cell office:value-type="string" calcext:value-type="string">
            <text:p><text:s/>'winback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general leave'</text:p>
          </table:table-cell>
          <table:table-cell office:value-type="string" calcext:value-type="string">
            <text:p><text:s/>'None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'winback'</text:p>
          </table:table-cell>
          <table:table-cell office:value-type="string" calcext:value-type="string">
            <text:p><text:s/>'initial enrollment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technical reactivation'</text:p>
          </table:table-cell>
          <table:table-cell office:value-type="string" calcext:value-type="string">
            <text:p><text:s/>'gener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'cancelled'</text:p>
          </table:table-cell>
          <table:table-cell office:value-type="string" calcext:value-type="string">
            <text:p><text:s/>'general leave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initial enrollment'</text:p>
          </table:table-cell>
          <table:table-cell office:value-type="string" calcext:value-type="string">
            <text:p><text:s/>'winback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medical leave'</text:p>
          </table:table-cell>
          <table:table-cell office:value-type="string" calcext:value-type="string">
            <text:p><text:s/>'initial enrollment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'cancelled'</text:p>
          </table:table-cell>
          <table:table-cell office:value-type="string" calcext:value-type="string">
            <text:p><text:s/>'deactivated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'winback'</text:p>
          </table:table-cell>
          <table:table-cell office:value-type="string" calcext:value-type="string">
            <text:p><text:s/>'parent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'cancelled'</text:p>
          </table:table-cell>
          <table:table-cell office:value-type="string" calcext:value-type="string">
            <text:p><text:s/>'technical reactivation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deactivated'</text:p>
          </table:table-cell>
          <table:table-cell office:value-type="string" calcext:value-type="string">
            <text:p><text:s/>'technical reactivation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('deactivated'</text:p>
          </table:table-cell>
          <table:table-cell table:style-name="ce5" office:value-type="string" calcext:value-type="string">
            <text:p><text:s/>'medical leave')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('cancelled'</text:p>
          </table:table-cell>
          <table:table-cell table:style-name="ce5" office:value-type="string" calcext:value-type="string">
            <text:p><text:s/>'medical leave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'technical reactivation'</text:p>
          </table:table-cell>
          <table:table-cell office:value-type="string" calcext:value-type="string">
            <text:p><text:s/>'deactivated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'parental leave'</text:p>
          </table:table-cell>
          <table:table-cell office:value-type="string" calcext:value-type="string">
            <text:p><text:s/>'initial enrollment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'medical leave'</text:p>
          </table:table-cell>
          <table:table-cell office:value-type="string" calcext:value-type="string">
            <text:p><text:s/>'parent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technical reactivation'</text:p>
          </table:table-cell>
          <table:table-cell office:value-type="string" calcext:value-type="string">
            <text:p><text:s/>'initial enrollment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parental leave'</text:p>
          </table:table-cell>
          <table:table-cell office:value-type="string" calcext:value-type="string">
            <text:p><text:s/>'medic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‘suspended’</text:p>
          </table:table-cell>
          <table:table-cell office:value-type="string" calcext:value-type="string">
            <text:p>initial enrollment’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cal reactivation’</text:p>
          </table:table-cell>
          <table:table-cell office:value-type="string" calcext:value-type="string">
            <text:p>suspended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ical activation’</text:p>
          </table:table-cell>
          <table:table-cell office:value-type="string" calcext:value-type="string">
            <text:p>None’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ental leave</text:p>
          </table:table-cell>
          <table:table-cell office:value-type="string" calcext:value-type="string">
            <text:p>winbac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ctivated</text:p>
          </table:table-cell>
          <table:table-cell office:value-type="string" calcext:value-type="string">
            <text:p>suspen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activated</text:p>
          </table:table-cell>
          <table:table-cell office:value-type="string" calcext:value-type="string">
            <text:p>None’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back</text:p>
          </table:table-cell>
          <table:table-cell office:value-type="string" calcext:value-type="string">
            <text:p>technical activ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 giving leave</text:p>
          </table:table-cell>
          <table:table-cell office:value-type="string" calcext:value-type="string">
            <text:p>initial enrollment’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ical reactivation’</text:p>
          </table:table-cell>
          <table:table-cell office:value-type="string" calcext:value-type="string">
            <text:p>None’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back</text:p>
          </table:table-cell>
          <table:table-cell office:value-type="string" calcext:value-type="string">
            <text:p>care giving leav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12" table:default-cell-style-name="ce9"/>
        <table:table-column table:style-name="co11" table:default-cell-style-name="ce10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/>
          <table:table-cell table:style-name="ce11"/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 table:number-rows-repeated="24">
          <table:table-cell table:number-columns-repeated="5"/>
        </table:table-row>
        <table:table-row table:style-name="ro1" table:number-rows-repeated="2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0:41:47.026153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9:27:41.941980924</meta:creation-date>
    <dc:date>2025-01-20T10:52:20.075654521</dc:date>
    <meta:editing-duration>PT7H8M35S</meta:editing-duration>
    <meta:editing-cycles>9</meta:editing-cycles>
    <meta:generator>LibreOffice/24.2.7.2$Linux_X86_64 LibreOffice_project/420$Build-2</meta:generator>
    <meta:document-statistic meta:table-count="2" meta:cell-count="230" meta:object-count="0"/>
  </office:meta>
</office:document-meta>
</file>